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bfbfbf" style:font-name="apple-system" fo:font-size="9.75pt" fo:letter-spacing="normal" fo:font-style="normal" fo:font-weight="normal"/>
    </style:style>
    <style:style style:name="T2" style:family="text">
      <style:text-properties fo:font-variant="normal" fo:text-transform="none" style:font-name="apple-system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pple-system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3">Jeu de kart racing 3D — desktop, mobile et manette, jouable directement en navigateur web</text:span></text:span></text:p>
      <text:p text:style-name="P2"><text:span text:style-name="Strong_20_Emphasis"><text:span text:style-name="T3">Circuit Infini en figure-8 avec pont suspendu franchissable dans les deux sens</text:span></text:span><text:span text:style-name="T3"> — Tour de force technique : lemniscate de Bernoulli paramétrique, pont à 22m d'élévation, système de couches dynamiques par position Y, collisions filtrées par élévation (±10 unités), waypoints Y-aware pour l'IA. Un seul mesh fusionné (1500 segments → 1 draw call), zéro artefact visuel ou physique.</text:span></text:p>
      <text:p text:style-name="P2"><text:span text:style-name="Strong_20_Emphasis"><text:span text:style-name="T3">Système de drift à 3 niveaux</text:span></text:span><text:span text:style-name="T3"> — Drift actif par maintien de la touche/bouton : boost progressif par paliers de frames (bleu → orange → violet), chaque niveau débloquant un multiplicateur de vitesse supérieur à la sortie de courbe. Traînées de particules colorées synchronisées au niveau actif, feedback sonore ascendant. Mécanique centrale du gameplay, identique aux références du genre.</text:span></text:p>
      <text:p text:style-name="P2"><text:span text:style-name="Strong_20_Emphasis"><text:span text:style-name="T3">Turbo Start avec fenêtre de timing</text:span></text:span><text:span text:style-name="T3"> — Maintenir l'accélération dans une fenêtre précise au départ donne un boost jusqu'à ×1,8. Trois niveaux (parfait / bon / raté). Soin apporté au game feel dès la première seconde de course.</text:span></text:p>
      <text:p text:style-name="P2"><text:span text:style-name="Strong_20_Emphasis"><text:span text:style-name="T3">Moteur physique maison haute performance</text:span></text:span><text:span text:style-name="T3"> — Spatial hashing sur grille numérique (O(1), zéro allocation de chaîne), interpolation bilinéaire de l'élévation sur chaque segment, collisions kart-à-kart pondérées par vitesse, boucle de jeu zéro-allocation (swap-and-pop, object reuse, zero GC pressure).</text:span></text:p>
      <text:p text:style-name="P2"><text:span text:style-name="Strong_20_Emphasis"><text:span text:style-name="T3">IA adversaire adaptative avec système de fautes calibrées</text:span></text:span><text:span text:style-name="T3"> — Navigation par waypoints Y-aware, 3 types de fautes (late brake, oversteer, bad line) dont fréquence et durée varient par difficulté, rubber banding dynamique, stratégie d'objets contextuelle (courbe vs ligne droite, position en course).</text:span></text:p>
      <text:p text:style-name="P2"><text:span text:style-name="Strong_20_Emphasis"><text:span text:style-name="T3">Système d'objets complet (type Mario Kart)</text:span></text:span><text:span text:style-name="T3"> — 6 objets jouables : boost, balle rebondissante, balle chercheuse (homing), slime au sol, bouclier/étoile, EMP global. Probabilités pondérées selon la position en course.</text:span></text:p>
      <text:p text:style-name="P2"><text:span text:style-name="Strong_20_Emphasis"><text:span text:style-name="T3">Slipstream (aspiration)</text:span></text:span><text:span text:style-name="T3"> — Charge progressive (0→100) en restant dans un cône de 25 unités à moins de 30° d'alignement derrière l'adversaire. Boost automatique de +20% à 100% de charge. Couche tactique supplémentaire sur desktop.</text:span></text:p>
      <text:p text:style-name="P2"><text:span text:style-name="Strong_20_Emphasis"><text:span text:style-name="T3">Système de médailles &amp; records locaux</text:span></text:span><text:span text:style-name="T3"> — Bronze / Silver / Gold calculés dynamiquement selon les temps de référence par circuit. Historique des 50 dernières courses, records par circuit / difficulté / nombre de tours, win streaks, stats globales (dépassements, objets utilisés, victoires).</text:span></text:p>
      <text:p text:style-name="P2"><text:span text:style-name="Strong_20_Emphasis"><text:span text:style-name="T3">Optimisation mobile poussée</text:span></text:span><text:span text:style-name="T3"> — Particules poolées (30 slots pré-alloués, reuse complet), timestep fixe pour compenser les irrégularités de requestAnimationFrame, calcul d'élévation throttlé (1 frame/3), features désactivées intelligemment (ghost, slipstream, slopes). Contrôleur tactile 5 boutons. Cible 60 FPS desktop / 30+ FPS mobile.</text:span></text:p>
      <text:p text:style-name="P2"><text:span text:style-name="Strong_20_Emphasis"><text:span text:style-name="T3">Ghost replay + Leaderboard mondial</text:span></text:span><text:span text:style-name="T3"> — Enregistrement toutes les 50ms avec interpolation linéaire à la lecture, sauvegarde automatique du meilleur fantôme par circuit/difficulté/tours. API REST leaderboard avec détection de pays, timeout AbortController, dégradation silencieuse.</text:span></text:p>
      <text:p text:style-name="P2"><text:span text:style-name="Strong_20_Emphasis"><text:span text:style-name="T3">Audio 100% synthétisé via Web Audio API</text:span></text:span><text:span text:style-name="T3"> — Son moteur par oscillateur avec rampe exponentielle de fréquence, fanfares de médaille procédurales (Bronze / Silver / Gold / Record), effets sonores générés sans fichier audio.</text:span></text:p>
      <text:p text:style-name="P2"><text:span text:style-name="Strong_20_Emphasis"><text:span text:style-name="T3">PWA installable fullscreen landscape</text:span></text:span><text:span text:style-name="T3"> — Manifest PWA, icône installable sur écran d'accueil Android, lancement automatique en plein écran paysage. Compatible manette (Gamepad API, double stick + gâchettes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16$Win32 OpenOffice.org_project/4116m3$Build-9816</meta:generator>
    <dc:date>2026-04-04T14:53:17.09</dc:date>
    <meta:document-statistic meta:table-count="0" meta:image-count="0" meta:object-count="0" meta:page-count="1" meta:paragraph-count="13" meta:word-count="494" meta:character-count="3438"/>
    <dc:creator>Yo Da</dc:creator>
    <meta:user-defined meta:name="Info 1"/>
    <meta:user-defined meta:name="Info 2"/>
    <meta:user-defined meta:name="Info 3"/>
    <meta:user-defined meta:name="Info 4"/>
  </office:meta>
</office:document-meta>
</file>